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525.1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461.11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529.8pt"/>
    </style:style>
    <style:style style:name="co21" style:family="table-column">
      <style:table-column-properties fo:break-before="auto" style:column-width="96.69pt"/>
    </style:style>
    <style:style style:name="co22" style:family="table-column">
      <style:table-column-properties fo:break-before="auto" style:column-width="85.15pt"/>
    </style:style>
    <style:style style:name="co23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fff9ae"/>
    </style:style>
    <style:style style:name="ce15" style:family="table-cell" style:parent-style-name="Default">
      <style:table-cell-properties fo:background-color="#87d1d1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daa2"/>
    </style:style>
    <style:style style:name="ce24" style:family="table-cell" style:parent-style-name="Default">
      <style:table-cell-properties fo:background-color="#ffdaa2"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0.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2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 U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Defend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3"/>
          <table:table-cell table:style-name="ce13" office:value-type="string" calcext:value-type="string">
            <text:p>Gain 5(8) Block. (Combo.)</text:p>
          </table:table-cell>
          <table:table-cell/>
        </table:table-row>
        <table:table-row table:style-name="ro1">
          <table:table-cell table:style-name="ce14" office:value-type="string" calcext:value-type="string">
            <text:p>TEST</text:p>
          </table:table-cell>
          <table:table-cell table:style-name="ce13" office:value-type="string" calcext:value-type="string">
            <text:p>Grab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Enable</text:p>
          </table:table-cell>
          <table:table-cell table:style-name="ce17" table:number-columns-repeated="4"/>
          <table:table-cell table:style-name="ce13" office:value-type="string" calcext:value-type="string">
            <text:p>Apply 2(3) Grapple. Gain 2(3) block. Combo.</text:p>
          </table:table-cell>
          <table:table-cell/>
        </table:table-row>
        <table:table-row table:style-name="ro1"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Hip Throw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6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nable</text:p>
          </table:table-cell>
          <table:table-cell table:style-name="ce17" office:value-type="string" calcext:value-type="string">
            <text:p>Payoff</text:p>
          </table:table-cell>
          <table:table-cell table:style-name="ce17" table:number-columns-repeated="4"/>
          <table:table-cell table:style-name="ce13" office:value-type="string" calcext:value-type="string">
            <text:p>If the enemy is grappled, deal 9(13) damage. Combo.</text:p>
          </table:table-cell>
          <table:table-cell/>
        </table:table-row>
        <table:table-row table:style-name="ro1"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Strike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3"/>
          <table:table-cell table:style-name="ce13" office:value-type="string" calcext:value-type="string">
            <text:p>Deal 6(9) Damage. (Combo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reful Approa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5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Gain 4(7) Block. Remember 1 card. (Combo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arming Words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Gain 8(11) block. Apply 1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eap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3"/>
          <table:table-cell table:style-name="ce14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bow Cu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Deal 9(13) damage. Combo: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lf Nels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mmer Str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2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Deal 9(11) damage. Forget 1(2) card(s). Combo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Invisible Hand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Gain 3(4) block. Deal 3(4) Damage. (Combo.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Jab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3 damage. If the enemy is grappled, deal 3 damage 2(3) more times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ania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*(*)</text:p>
          </table:table-cell>
          <table:table-cell table:style-name="ce18" table:number-columns-repeated="12"/>
          <table:table-cell table:style-name="ce14" office:value-type="string" calcext:value-type="string">
            <text:p>Unplayable. {Ethereal.} When you draw this card, gain *(*)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ele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Apply 3(4) Grapple to ALL enemies. Combo: Deal 7(10) Damage to ALL enemies.</text:p>
          </table:table-cell>
          <table:table-cell/>
        </table:table-row>
        <table:table-row table:style-name="ro1">
          <table:table-cell table:style-name="ce13" office:value-type="string" calcext:value-type="string">
            <text:p>ADDED</text:p>
          </table:table-cell>
          <table:table-cell table:style-name="ce14" office:value-type="string" calcext:value-type="string">
            <text:p>Mind Sp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al 4(6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enetrating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Apply 3(5) grapple. Combo: Apply 2(3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Roughhous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3"/>
          <table:table-cell table:style-name="ce14" office:value-type="string" calcext:value-type="string">
            <text:p>Deal 5 damage to a random enemy 2(3) times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14" office:value-type="string" calcext:value-type="string">
            <text:p>Scrambl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Gain 8(10) Block. Draw 1(2) card(s)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idestep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+Dex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<text:span text:style-name="T1">Gain 2(3) Dexterity this turn. (Combo: Gain 5 Block</text:span>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wit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3"/>
          <table:table-cell table:style-name="ce14" office:value-type="string" calcext:value-type="string">
            <text:p>Unplayable. {Ethereal.} When you draw this card, deal 9(11) damage to a random enemy.</text:p>
          </table:table-cell>
          <table:table-cell/>
        </table:table-row>
        <table:table-row table:style-name="ro1">
          <table:table-cell table:style-name="ce13" office:value-type="string" calcext:value-type="string">
            <text:p>ADDED</text:p>
          </table:table-cell>
          <table:table-cell table:style-name="ce14" office:value-type="string" calcext:value-type="string">
            <text:p>Void Blas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2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Deal 13(17) damage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ind Up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string" calcext:value-type="string">
            <text:p>(*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yoff</text:p>
          </table:table-cell>
          <table:table-cell table:style-name="ce14" table:number-columns-repeated="5"/>
          <table:table-cell table:style-name="ce14" office:value-type="string" calcext:value-type="string">
            <text:p>Your next attack deals 5 additional damage. Combo(: Gain *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Body Shiel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4"/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table:number-columns-repeated="2"/>
          <table:table-cell table:style-name="ce14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ush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4(6) grapple. Deal damage equal to the enemy’s grapple X(+1)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Delu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Unplayable. {Ethereal.} When you draw this card, add a random card of any color to your hand. (It costs 0 this turn.)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14" office:value-type="string" calcext:value-type="string">
            <text:p>Dominate Min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10"/>
          <table:table-cell table:number-columns-repeated="2"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Apply 5(7) Compulsion. The enemy loses 21(2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For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4"/>
          <table:table-cell table:style-name="ce18"/>
          <table:table-cell table:style-name="ce14" office:value-type="string" calcext:value-type="string">
            <text:p>+S+/+D+</text:p>
          </table:table-cell>
          <table:table-cell table:style-name="ce14" table:number-columns-repeated="10"/>
          <table:table-cell table:style-name="ce14" office:value-type="string" calcext:value-type="string">
            <text:p><text:span text:style-name="T1">Gain 7(10) strength and 7(10)</text:span> dexterity. At the end of each turn, lose 2 HP and increase this value by 2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Full Body Vic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-Str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4(18) damage. Combo: They lose 11(15) strength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Haymak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Vuln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Deal 24(26) Damage. Gain 2(1) Vulnerable.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Into Not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3"/>
          <table:table-cell table:style-name="ce14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Leverag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<text:span text:style-name="T1">Gain strength equal to your block this turn. Remove your block. Combo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Mel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2(1)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 table:number-columns-repeated="9"/>
          <table:table-cell table:style-name="ce14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Not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13"/>
          <table:table-cell table:style-name="ce14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Relentless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Playing non-Combo cards does not break your Combo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ubmis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ag Tea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3(2)</text:p>
          </table:table-cell>
          <table:table-cell table:style-name="ce18" table:number-columns-repeated="13"/>
          <table:table-cell table:style-name="ce14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ormen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ligh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**(*)</text:p>
          </table:table-cell>
          <table:table-cell table:style-name="ce18" office:value-type="string" calcext:value-type="string">
            <text:p>2(3)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Wear Dow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ird Condui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office:value-type="string" calcext:value-type="string">
            <text:p>**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Whenever you draw a Void card, gain ** and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Agility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10"/>
          <table:table-cell table:style-name="ce14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Armba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Gain 8 Block. (Combo: Gain 8 Block again.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Bear Hu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5(7) Grapple. Deal damage and gain Block equal to that enemy’s Grapple. (Combo.)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Brainstorm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2(3)</text:p>
          </table:table-cell>
          <table:table-cell table:style-name="ce18" table:number-columns-repeated="7"/>
          <table:table-cell table:style-name="ce14" office:value-type="string" calcext:value-type="string">
            <text:p>Remember 2(3) cards.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5(8) damage to each grappled enemy for each grappled enemy. Combo.</text:p>
          </table:table-cell>
          <table:table-cell/>
        </table:table-row>
        <table:table-row table:style-name="ro1">
          <table:table-cell table:style-name="ce13" office:value-type="string" calcext:value-type="string">
            <text:p>ADDED</text:p>
          </table:table-cell>
          <table:table-cell table:style-name="ce14" office:value-type="string" calcext:value-type="string">
            <text:p>Chill Tou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Whenever you apply grapple,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okehol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14" table:number-columns-repeated="6"/>
          <table:table-cell table:style-name="ce14" office:value-type="string" calcext:value-type="string">
            <text:p>Payoff</text:p>
          </table:table-cell>
          <table:table-cell table:style-name="ce14" table:number-columns-repeated="4"/>
          <table:table-cell table:style-name="ce14" office:value-type="string" calcext:value-type="string">
            <text:p>Deal damage equal to 3(4) times the enemy’s grapp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Circle Behin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Gain 3(5) block. Combo: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lose Quart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number-columns-repeated="2"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ave Noth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18" office:value-type="string" calcext:value-type="string">
            <text:p>HP</text:p>
          </table:table-cell>
          <table:table-cell table:style-name="ce14" table:number-columns-repeated="9"/>
          <table:table-cell table:style-name="ce14" office:value-type="string" calcext:value-type="string">
            <text:p>Payoff</text:p>
          </table:table-cell>
          <table:table-cell table:style-name="ce14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table:style-name="ce13" office:value-type="string" calcext:value-type="string">
            <text:p>ADDED</text:p>
          </table:table-cell>
          <table:table-cell table:style-name="ce14" office:value-type="string" calcext:value-type="string">
            <text:p>Dark Suggest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Apply 2(3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Insigh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table:number-columns-repeated="2"/>
          <table:table-cell table:number-columns-repeated="2" table:style-name="ce18" office:value-type="string" calcext:value-type="string">
            <text:p>1(2)</text:p>
          </table:table-cell>
          <table:table-cell table:style-name="ce18" table:number-columns-repeated="6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Get Read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2(3)</text:p>
          </table:table-cell>
          <table:table-cell table:style-name="ce18" table:number-columns-repeated="2"/>
          <table:table-cell table:style-name="ce18" office:value-type="string" calcext:value-type="string">
            <text:p>2(3)</text:p>
          </table:table-cell>
          <table:table-cell table:style-name="ce18" table:number-columns-repeated="2"/>
          <table:table-cell table:style-name="ce18" office:value-type="string" calcext:value-type="string">
            <text:p>Enable</text:p>
          </table:table-cell>
          <table:table-cell table:style-name="ce18" table:number-columns-repeated="5"/>
          <table:table-cell table:style-name="ce14" office:value-type="string" calcext:value-type="string">
            <text:p>Innate. Forget 2(3) cards. Draw 2(3) cards. Combo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Get Se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number-columns-repeated="2"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Innate. Apply 1(2) grapple. Gain 8(11) block. Combo. Exhaust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nnate. Deal 7(10) damage. If the enemy is grappled, deal 7(10)</text:span> additional damage. Combo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Horro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3"/>
          <table:table-cell table:style-name="ce18" office:value-type="string" calcext:value-type="string">
            <text:p>W/V</text:p>
          </table:table-cell>
          <table:table-cell table:style-name="ce18" table:number-columns-repeated="9"/>
          <table:table-cell table:style-name="ce14" office:value-type="string" calcext:value-type="string">
            <text:p>Unplayable. {Ethereal.} When you draw this card, apply 1(2) Weak and 1(2)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umiliat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 table:number-columns-repeated="4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Laria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Deal 7(11) damage. Combo: Gain * and draw 1 car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Leap Fro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yoff</text:p>
          </table:table-cell>
          <table:table-cell table:style-name="ce14" table:number-columns-repeated="5"/>
          <table:table-cell table:style-name="ce14" office:value-type="string" calcext:value-type="string">
            <text:p>Gain 3(5) Block. Combo: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grain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1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Mind Rea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3(4)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raw 3(4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odify Memor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number-columns-repeated="2" table:style-name="ce18" office:value-type="string" calcext:value-type="string">
            <text:p>3(5)</text:p>
          </table:table-cell>
          <table:table-cell table:style-name="ce18" table:number-columns-repeated="7"/>
          <table:table-cell table:style-name="ce14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Mountain Bomb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2"/>
          <table:table-cell table:style-name="ce14" table:number-columns-repeated="3"/>
          <table:table-cell table:style-name="ce14" office:value-type="string" calcext:value-type="string">
            <text:p>Deal 9 damage. (Combo: Deal 9 damage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Rea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Outburs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3"/>
          <table:table-cell table:style-name="ce14" office:value-type="string" calcext:value-type="string">
            <text:p>Unplayable. {Ethereal.} When you draw this card, the next attack you play deals 4(6) additional damag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Pounc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Deal 12(15) damage. Move all Grapple to that enemy. (Combo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hocking Grasp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3 damage 3(4) times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Sticky Fing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number-columns-repeated="3"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Whenever you play a card this turn, apply 1 Grapple to {a random enemy}(ALL enemies). Combo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Suplex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(*)</text:p>
          </table:table-cell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5"/>
          <table:table-cell table:style-name="ce14" office:value-type="string" calcext:value-type="string">
            <text:p>Deal 16 damage. Combo(: Gain *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Thought Ea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4" office:value-type="string" calcext:value-type="string">
            <text:p>Payoff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Enable</text:p>
          </table:table-cell>
          <table:table-cell table:style-name="ce14"/>
          <table:table-cell table:style-name="ce14" office:value-type="string" calcext:value-type="string">
            <text:p>The enemy loses 3(5) HP. Combo: Apply 1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Uncanny Vision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nerving Laugh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Vitality Dra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3"/>
          <table:table-cell table:style-name="ce18" office:value-type="string" calcext:value-type="string">
            <text:p>-Str</text:p>
          </table:table-cell>
          <table:table-cell table:style-name="ce18" table:number-columns-repeated="9"/>
          <table:table-cell table:style-name="ce14" office:value-type="string" calcext:value-type="string">
            <text:p>The enemy loses 4(6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 Cag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2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Gain 22(28) block.</text:p>
          </table:table-cell>
          <table:table-cell/>
        </table:table-row>
        <table:table-row table:style-name="ro1">
          <table:table-cell table:style-name="ce13" office:value-type="string" calcext:value-type="string">
            <text:p>ADDED</text:p>
          </table:table-cell>
          <table:table-cell table:style-name="ce14" office:value-type="string" calcext:value-type="string">
            <text:p>Weight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+</text:p>
          </table:table-cell>
          <table:table-cell table:style-name="ce18" table:number-columns-repeated="10"/>
          <table:table-cell table:style-name="ce14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 table:number-rows-repeated="10484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s V 0.0.3" table:style-name="ta1">
        <office:forms form:automatic-focus="false" form:apply-design-mode="false"/>
        <table:table-column table:style-name="co16" table:number-columns-repeated="2" table:default-cell-style-name="ce20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3'.$E$1:$'Version 0.0.3'.$E$171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3'.$E$1:$'Version 0.0.3'.$E$171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3'.$E$1:$'Version 0.0.3'.$E$171]; COM.MICROSOFT.CONCAT([.A4];&quot;*&quot;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3'.$E$1:$'Version 0.0.3'.$E$171]; COM.MICROSOFT.CONCAT([.A5];&quot;*&quot;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3'.$E$1:$'Version 0.0.3'.$E$171]; COM.MICROSOFT.CONCAT([.A6];&quot;*&quot;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3'.$E$1:$'Version 0.0.3'.$E$171]; COM.MICROSOFT.CONCAT([.A7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3'.$E$1:$'Version 0.0.3'.$E$171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3'.$C$1:$'Version 0.0.3'.$C$171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3'.$C$1:$'Version 0.0.3'.$C$171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3'.$C$1:$'Version 0.0.3'.$C$171]; [.A14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3'.$C$1:$'Version 0.0.3'.$C$171]; [.A1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3'.$C$1:$'Version 0.0.3'.$C$171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3'.$D$1:$'Version 0.0.3'.$D$171];[.A2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3'.$D$1:$'Version 0.0.3'.$D$171];[.A21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3'.$D$1:$'Version 0.0.3'.$D$171];[.A2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5" calcext:value-type="float">
            <text:p>75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2" table:style-name="ta1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default-cell-style-name="ce16"/>
        <table:table-column table:style-name="co1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style-name="ce13" office:value-type="string" calcext:value-type="string">
            <text:p>Defend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2"/>
          <table:table-cell table:style-name="ce13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3" office:value-type="string" calcext:value-type="string">
            <text:p>Grab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7"/>
          <table:table-cell table:style-name="ce17" office:value-type="string" calcext:value-type="string">
            <text:p>Enable</text:p>
          </table:table-cell>
          <table:table-cell table:style-name="ce17" table:number-columns-repeated="4"/>
          <table:table-cell table:style-name="ce13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3" office:value-type="string" calcext:value-type="string">
            <text:p>Hip Throw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7"/>
          <table:table-cell table:style-name="ce17" office:value-type="string" calcext:value-type="string">
            <text:p>Payoff</text:p>
          </table:table-cell>
          <table:table-cell table:style-name="ce17" table:number-columns-repeated="4"/>
          <table:table-cell table:style-name="ce13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3" office:value-type="string" calcext:value-type="string">
            <text:p>Strike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2"/>
          <table:table-cell table:style-name="ce13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reful Approa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table:number-columns-repeated="5"/>
          <table:table-cell table:number-columns-repeated="2"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arming Words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eap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2"/>
          <table:table-cell table:style-name="ce14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ark Suggesti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Apply 1(2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bow Cu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4" office:value-type="string" calcext:value-type="string">
            <text:p>Deal 9(13) damage. If the enemy is grappled,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lf Nels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mmer Str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7"/>
          <table:table-cell table:style-name="ce14" office:value-type="string" calcext:value-type="string">
            <text:p>Deal 9(11) damage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Invisible Hand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2"/>
          <table:table-cell table:style-name="ce14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Jab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ania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*</text:p>
          </table:table-cell>
          <table:table-cell table:style-name="ce18" table:number-columns-repeated="11"/>
          <table:table-cell table:style-name="ce14" office:value-type="string" calcext:value-type="string">
            <text:p>Unplayable. {Ethereal}. When you draw this card, gain *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ele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Sp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al 3(4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enetrating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 table:number-columns-repeated="3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Roughhous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2"/>
          <table:table-cell table:style-name="ce14" office:value-type="string" calcext:value-type="string">
            <text:p>Deal 2 damage 3(4) times to ALL enemies.</text:p>
          </table:table-cell>
          <table:table-cell office:value-type="string" calcext:value-type="string">
            <text:p>Change so its not the quite the same as Shocking Grasp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crambl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7"/>
          <table:table-cell table:style-name="ce14" office:value-type="string" calcext:value-type="string">
            <text:p>Gain 8(11) Block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idestep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office:value-type="string" calcext:value-type="string">
            <text:p>+Dex</text:p>
          </table:table-cell>
          <table:table-cell table:style-name="ce18" table:number-columns-repeated="9"/>
          <table:table-cell table:style-name="ce14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uplex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wit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2"/>
          <table:table-cell table:style-name="ce14" office:value-type="string" calcext:value-type="string">
            <text:p>Unplayable. {Ethereal}. When you draw this card, deal 10 damage to a random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14" office:value-type="string" calcext:value-type="string">
            <text:p>Void Blas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11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Body Shiel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4"/>
          <table:table-cell table:style-name="ce18" office:value-type="string" calcext:value-type="string">
            <text:p>Payoff</text:p>
          </table:table-cell>
          <table:table-cell table:style-name="ce18" table:number-columns-repeated="2"/>
          <table:table-cell table:style-name="ce14" table:number-columns-repeated="2"/>
          <table:table-cell table:style-name="ce14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Crush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4(6) grapple. Deal damage equal to the enemy’s grapple X(+1) times.</text:p>
          </table:table-cell>
          <table:table-cell office:value-type="string" calcext:value-type="string">
            <text:p>figure out how to update desc when not hovering enemy, doesn’t seem to reflect vul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ominate Min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9"/>
          <table:table-cell table:number-columns-repeated="2"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Apply 5(7) Compulsion. The enemy loses 15(20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For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4"/>
          <table:table-cell table:style-name="ce18"/>
          <table:table-cell table:style-name="ce14" office:value-type="string" calcext:value-type="string">
            <text:p>+S+/+D+</text:p>
          </table:table-cell>
          <table:table-cell table:style-name="ce14" table:number-columns-repeated="9"/>
          <table:table-cell table:style-name="ce14" office:value-type="string" calcext:value-type="string">
            <text:p><text:span text:style-name="T1">Gain 7(10) strength and 7(10)</text:span> dexterity. At the end of each turn, gain 2 mindvice.</text:p>
          </table:table-cell>
          <table:table-cell office:value-type="string" calcext:value-type="string">
            <text:p>Eldritch Form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Full Body Vic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-Str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6(20) damage and they lose 11(18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ymak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Vuln</text:p>
          </table:table-cell>
          <table:table-cell table:style-name="ce18" table:number-columns-repeated="9"/>
          <table:table-cell table:style-name="ce14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Into Not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2"/>
          <table:table-cell table:style-name="ce14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Leverag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9"/>
          <table:table-cell table:style-name="ce14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Mel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2(1)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f the enemy is grappled, gain block equal their current attack and apply 3 weak.</text:span> Exhaust.</text:p>
          </table:table-cell>
          <table:table-cell office:value-type="string" calcext:value-type="string">
            <text:p>Maybe change to compulsion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Not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12"/>
          <table:table-cell table:style-name="ce14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ubmis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ag Tea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3(2)</text:p>
          </table:table-cell>
          <table:table-cell table:style-name="ce18" table:number-columns-repeated="12"/>
          <table:table-cell table:style-name="ce14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ormen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ligh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**(*)</text:p>
          </table:table-cell>
          <table:table-cell table:style-name="ce18" office:value-type="string" calcext:value-type="string">
            <text:p>2(3)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ar Dow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ird Condui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2(1)</text:p>
          </table:table-cell>
          <table:table-cell table:style-name="ce18" office:value-type="string" calcext:value-type="string">
            <text:p>**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9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(Innate.)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Agility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9"/>
          <table:table-cell table:style-name="ce14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Armba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Bear Hu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Brainstorm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2(3)</text:p>
          </table:table-cell>
          <table:table-cell table:style-name="ce18" table:number-columns-repeated="3"/>
          <table:table-cell table:style-name="ce18" office:value-type="string" calcext:value-type="string">
            <text:p>2(3)</text:p>
          </table:table-cell>
          <table:table-cell table:style-name="ce18" table:number-columns-repeated="6"/>
          <table:table-cell table:style-name="ce14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ill Tou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4" office:value-type="string" calcext:value-type="string">
            <text:p>Chokehol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4" office:value-type="string" calcext:value-type="string">
            <text:p>Payoff</text:p>
          </table:table-cell>
          <table:table-cell table:style-name="ce14" table:number-columns-repeated="4"/>
          <table:table-cell table:style-name="ce14" office:value-type="string" calcext:value-type="string">
            <text:p>Deal damage equal to 3(4) times the enemy’s grapple.</text:p>
          </table:table-cell>
          <table:table-cell office:value-type="string" calcext:value-type="string">
            <text:p>figure out how to update desc when not hovering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ircle Behin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lose Quart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number-columns-repeated="2"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ave Noth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18" office:value-type="string" calcext:value-type="string">
            <text:p>HP</text:p>
          </table:table-cell>
          <table:table-cell table:style-name="ce14" table:number-columns-repeated="8"/>
          <table:table-cell table:style-name="ce14" office:value-type="string" calcext:value-type="string">
            <text:p>Payoff</text:p>
          </table:table-cell>
          <table:table-cell table:style-name="ce14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oss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2"/>
          <table:table-cell table:style-name="ce14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elus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2"/>
          <table:table-cell table:style-name="ce14" office:value-type="string" calcext:value-type="string">
            <text:p>Unplayable. {Ethereal}. When you draw this card, add a random card of any color 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Insigh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table:number-columns-repeated="2"/>
          <table:table-cell table:number-columns-repeated="2" table:style-name="ce18" office:value-type="string" calcext:value-type="string">
            <text:p>1(2)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et Read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+/+D+</text:p>
          </table:table-cell>
          <table:table-cell table:style-name="ce18" table:number-columns-repeated="9"/>
          <table:table-cell table:style-name="ce14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et Se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orro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3"/>
          <table:table-cell table:style-name="ce18" office:value-type="string" calcext:value-type="string">
            <text:p>W/V</text:p>
          </table:table-cell>
          <table:table-cell table:style-name="ce18" table:number-columns-repeated="8"/>
          <table:table-cell table:style-name="ce14" office:value-type="string" calcext:value-type="string">
            <text:p>Unplayable. {Ethereal}. When you draw this card, apply 2 Weak and 2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umiliat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Laria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*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grain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Rea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3(5)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odify Memor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number-columns-repeated="2" table:style-name="ce18" office:value-type="string" calcext:value-type="string">
            <text:p>3(5)</text:p>
          </table:table-cell>
          <table:table-cell table:style-name="ce18" table:number-columns-repeated="6"/>
          <table:table-cell table:style-name="ce14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Rea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burs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U</text:p>
          </table:table-cell>
          <table:table-cell table:style-name="ce18" table:number-columns-repeated="12"/>
          <table:table-cell table:style-name="ce14" office:value-type="string" calcext:value-type="string">
            <text:p>Unplayable. {Ethereal}. When you draw this card, the next attack you play deals 8 additional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ounc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sychedelic Illus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</text:p>
          </table:table-cell>
          <table:table-cell table:style-name="ce18" table:number-columns-repeated="9"/>
          <table:table-cell table:style-name="ce14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hocking Grasp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9(13) damage to ALL grappled enemies.</text:p>
          </table:table-cell>
          <table:table-cell office:value-type="string" calcext:value-type="string">
            <text:p>Change to multi-hit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ticky Fing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Whenever an enemy attacks, apply 1 grapple to that enemy.</text:p>
          </table:table-cell>
          <table:table-cell office:value-type="string" calcext:value-type="string">
            <text:p>Kinda makes grapple sill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hought Ea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 table:style-name="ce14" table:number-columns-repeated="8"/>
          <table:table-cell table:style-name="ce14" office:value-type="string" calcext:value-type="string">
            <text:p>Enable</text:p>
          </table:table-cell>
          <table:table-cell table:style-name="ce14"/>
          <table:table-cell table:style-name="ce14" office:value-type="string" calcext:value-type="string">
            <text:p>The enemy loses 3 HP. (Draw 1 Card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earthly Sk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9"/>
          <table:table-cell table:style-name="ce14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Uncanny Vision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nerving Laugh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itality Dra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-Str+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 Cag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11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ight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+</text:p>
          </table:table-cell>
          <table:table-cell table:style-name="ce18" table:number-columns-repeated="9"/>
          <table:table-cell table:style-name="ce14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15" office:value-type="string" calcext:value-type="string">
            <text:p>Whisp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ALL enemies lose 3(5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Void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Devoid. Deal 13(17) damage to a random enemy.</text:p>
          </table:table-cell>
          <table:table-cell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2" table:style-name="ta1">
        <table:table-column table:style-name="co16" table:number-columns-repeated="2" table:default-cell-style-name="ce20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2'.$E$1:$'Version 0.0.2'.$E$174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2'.$E$1:$'Version 0.0.2'.$E$174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2'.$E$1:$'Version 0.0.2'.$E$174]; COM.MICROSOFT.CONCAT([.A4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2'.$E$1:$'Version 0.0.2'.$E$174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2'.$E$1:$'Version 0.0.2'.$E$174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2'.$E$1:$'Version 0.0.2'.$E$174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2'.$E$1:$'Version 0.0.2'.$E$174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2'.$C$1:$'Version 0.0.2'.$C$174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2'.$C$1:$'Version 0.0.2'.$C$174]; [.A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2'.$C$1:$'Version 0.0.2'.$C$174]; [.A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2'.$C$1:$'Version 0.0.2'.$C$174]; [.A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2'.$C$1:$'Version 0.0.2'.$C$174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2'.$D$1:$'Version 0.0.2'.$D$174]; 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2'.$D$1:$'Version 0.0.2'.$D$174]; [.A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2'.$D$1:$'Version 0.0.2'.$D$174]; 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6" calcext:value-type="float">
            <text:p>7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1" table:style-name="ta1"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12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1" table:default-cell-style-name="ce16"/>
        <table:table-column table:style-name="co9" table:default-cell-style-name="ce16"/>
        <table:table-column table:style-name="co12" table:number-columns-repeated="3" table:default-cell-style-name="ce16"/>
        <table:table-column table:style-name="co20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3" office:value-type="string" calcext:value-type="string">
            <text:p>Hip Throw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5"/>
          <table:table-cell table:style-name="ce17" office:value-type="string" calcext:value-type="string">
            <text:p>Payoff</text:p>
          </table:table-cell>
          <table:table-cell table:style-name="ce17" table:number-columns-repeated="4"/>
          <table:table-cell table:style-name="ce13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3" office:value-type="string" calcext:value-type="string">
            <text:p>Strike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"/>
          <table:table-cell table:style-name="ce13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3" office:value-type="string" calcext:value-type="string">
            <text:p>Defend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"/>
          <table:table-cell table:style-name="ce13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3" office:value-type="string" calcext:value-type="string">
            <text:p>Grab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string" calcext:value-type="string">
            <text:p>Skill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5"/>
          <table:table-cell table:style-name="ce17" office:value-type="string" calcext:value-type="string">
            <text:p>Enable</text:p>
          </table:table-cell>
          <table:table-cell table:style-name="ce17" table:number-columns-repeated="4"/>
          <table:table-cell table:style-name="ce13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eap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4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bow Cu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table:number-columns-repeated="8"/>
          <table:table-cell table:style-name="ce14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Lightning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lf Nels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mmer Str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5"/>
          <table:table-cell table:style-name="ce14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Invisible Hand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4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Jab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ele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Spik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Roughhous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0"/>
          <table:table-cell table:style-name="ce14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uplex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reful Approach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arming Words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ark Suggestion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enetrating Shot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cramble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1(2)</text:p>
          </table:table-cell>
          <table:table-cell table:style-name="ce18" table:number-columns-repeated="5"/>
          <table:table-cell table:style-name="ce14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idestep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1(2)</text:p>
          </table:table-cell>
          <table:table-cell table:style-name="ce18" office:value-type="string" calcext:value-type="string">
            <text:p>+Dex</text:p>
          </table:table-cell>
          <table:table-cell table:style-name="ce18" table:number-columns-repeated="7"/>
          <table:table-cell table:style-name="ce14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Full Body Vic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-Str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aymak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Vuln</text:p>
          </table:table-cell>
          <table:table-cell table:style-name="ce18" table:number-columns-repeated="7"/>
          <table:table-cell table:style-name="ce14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Eat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/>
          <table:table-cell table:number-columns-repeated="2"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acrific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Form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***(*)</text:p>
          </table:table-cell>
          <table:table-cell table:style-name="ce18" table:number-columns-repeated="7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Favore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8"/>
          <table:table-cell table:number-columns-repeated="2" table:style-name="ce18" office:value-type="string" calcext:value-type="string">
            <text:p>Enable</text:p>
          </table:table-cell>
          <table:table-cell table:style-name="ce14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Tormen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ar Dow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illing Posses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+S+/+D+</text:p>
          </table:table-cell>
          <table:table-cell table:style-name="ce14" table:number-columns-repeated="7"/>
          <table:table-cell table:style-name="ce14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ush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Dominate Min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7"/>
          <table:table-cell table:number-columns-repeated="2"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Leverage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7"/>
          <table:table-cell table:style-name="ce14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Mel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2(1)</text:p>
          </table:table-cell>
          <table:table-cell table:style-name="ce18" table:number-columns-repeated="3"/>
          <table:table-cell table:style-name="ce18" office:value-type="string" calcext:value-type="string">
            <text:p>Weak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ubmission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light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**(*)</text:p>
          </table:table-cell>
          <table:table-cell table:style-name="ce18" office:value-type="string" calcext:value-type="string">
            <text:p>2(3)</text:p>
          </table:table-cell>
          <table:table-cell table:style-name="ce18" table:number-columns-repeated="6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Bear Hu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Shock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Humiliat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string" calcext:value-type="string">
            <text:p>Vuln</text:p>
          </table:table-cell>
          <table:table-cell table:style-name="ce18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Laria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ounc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sychedelic Illus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</text:p>
          </table:table-cell>
          <table:table-cell table:style-name="ce18" table:number-columns-repeated="7"/>
          <table:table-cell table:style-name="ce14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ill Tou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lose Quart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number-columns-repeated="2"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ave Noth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2" calcext:value-type="float">
            <text:p>2</text:p>
          </table:table-cell>
          <table:table-cell table:style-name="ce14" table:number-columns-repeated="2"/>
          <table:table-cell table:style-name="ce18" office:value-type="string" calcext:value-type="string">
            <text:p>HP</text:p>
          </table:table-cell>
          <table:table-cell table:style-name="ce14" table:number-columns-repeated="5"/>
          <table:table-cell table:style-name="ce14" office:value-type="string" calcext:value-type="string">
            <text:p>Payoff</text:p>
          </table:table-cell>
          <table:table-cell table:style-name="ce14"/>
          <table:table-cell table:style-name="ce14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et Read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+/+D+</text:p>
          </table:table-cell>
          <table:table-cell table:style-name="ce18" table:number-columns-repeated="7"/>
          <table:table-cell table:style-name="ce14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ticky Fing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6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Unearthly Vision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Unnerving Laughte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Agility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7"/>
          <table:table-cell table:style-name="ce14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Armbar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hokehol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Payoff</text:p>
          </table:table-cell>
          <table:table-cell table:style-name="ce14" table:number-columns-repeated="4"/>
          <table:table-cell table:style-name="ce14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ircle Behin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Cross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4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Insigh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2(3)</text:p>
          </table:table-cell>
          <table:table-cell table:style-name="ce18" table:number-columns-repeated="2"/>
          <table:table-cell table:style-name="ce18" office:value-type="string" calcext:value-type="string">
            <text:p>1(2)</text:p>
          </table:table-cell>
          <table:table-cell table:style-name="ce18" table:number-columns-repeated="3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Eldritch Whim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Fireman Lif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et Set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table:number-columns-repeated="4"/>
          <table:table-cell table:style-name="ce14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Growing Drea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ind Read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3(5)</text:p>
          </table:table-cell>
          <table:table-cell table:style-name="ce18" table:number-columns-repeated="3"/>
          <table:table-cell table:style-name="ce18" office:value-type="string" calcext:value-type="string">
            <text:p>Payoff</text:p>
          </table:table-cell>
          <table:table-cell table:style-name="ce18" table:number-columns-repeated="4"/>
          <table:table-cell table:style-name="ce14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Modify Memory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18" office:value-type="string" calcext:value-type="string">
            <text:p>3(5)</text:p>
          </table:table-cell>
          <table:table-cell table:style-name="ce18" table:number-columns-repeated="5"/>
          <table:table-cell table:style-name="ce14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Noth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8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Out of Reach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 table:number-columns-repeated="3"/>
          <table:table-cell table:style-name="ce14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Petit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9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Secret of the Deep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4" table:number-columns-repeated="7"/>
          <table:table-cell table:style-name="ce14" office:value-type="string" calcext:value-type="string">
            <text:p>Enable</text:p>
          </table:table-cell>
          <table:table-cell table:style-name="ce14" table:number-columns-repeated="2"/>
          <table:table-cell table:style-name="ce14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earthly Sk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7"/>
          <table:table-cell table:style-name="ce14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itality Dra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string" calcext:value-type="string">
            <text:p>2(1)</text:p>
          </table:table-cell>
          <table:table-cell table:style-name="ce18" table:number-columns-repeated="3"/>
          <table:table-cell table:style-name="ce18" office:value-type="string" calcext:value-type="string">
            <text:p>-Str+</text:p>
          </table:table-cell>
          <table:table-cell table:style-name="ce18" table:number-columns-repeated="4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Void Cag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eight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+</text:p>
          </table:table-cell>
          <table:table-cell table:style-name="ce18" table:number-columns-repeated="7"/>
          <table:table-cell table:style-name="ce14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4" office:value-type="string" calcext:value-type="string">
            <text:p>Whisp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 V 0.0.1" table:style-name="ta1">
        <table:table-column table:style-name="co16" table:number-columns-repeated="2" table:default-cell-style-name="ce20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1'.$E$1:$'Version 0.0.1'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1'.$E$1:$'Version 0.0.1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1'.$E$1:$'Version 0.0.1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1'.$E$1:$'Version 0.0.1'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1'.$E$1:$'Version 0.0.1'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1'.$E$1:$'Version 0.0.1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1'.$C$1:$'Version 0.0.1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1'.$C$1:$'Version 0.0.1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1'.$C$1:$'Version 0.0.1'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1'.$C$1:$'Version 0.0.1'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1'.$D$1:$'Version 0.0.1'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1'.$D$1:$'Version 0.0.1'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1'.$D$1:$'Version 0.0.1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atch Sheet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6" table:default-cell-style-name="ce16"/>
        <table:table-column table:style-name="co16" table:number-columns-repeated="14" table:default-cell-style-name="Default"/>
        <table:table-row table:style-name="ro1">
          <table:table-cell table:number-columns-repeated="4"/>
          <table:table-cell table:style-name="ce16" table:number-columns-repeated="7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string" calcext:value-type="string">
            <text:p>Plated Armor</text:p>
          </table:table-cell>
          <table:table-cell table:style-name="ce16" table:number-columns-repeated="4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6(8) Plated Armor. Exhau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3(4)</text:p>
          </table:table-cell>
          <table:table-cell table:style-name="ce16" table:number-columns-repeated="5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Draw 3(4) cards. Exhau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string" calcext:value-type="string">
            <text:p>Intangible</text:p>
          </table:table-cell>
          <table:table-cell table:style-name="ce16" table:number-columns-repeated="4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1(2) Intangible. Exhaus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string" calcext:value-type="string">
            <text:p>+Dex+</text:p>
          </table:table-cell>
          <table:table-cell table:style-name="ce16" table:number-columns-repeated="4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2(3) dexterity. Exhaus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2"/>
          <table:table-cell table:style-name="ce16" office:value-type="string" calcext:value-type="string">
            <text:p>+Str+</text:p>
          </table:table-cell>
          <table:table-cell table:style-name="ce16" table:number-columns-repeated="4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2(3) strength. Exhaus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Weak/Vuln</text:p>
          </table:table-cell>
          <table:table-cell table:style-name="ce16" table:number-columns-repeated="3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Apply 2(3) weak and 2(3) vulnerable to ALL enemies. Exhaus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*(*)</text:p>
          </table:table-cell>
          <table:table-cell table:style-name="ce16" table:number-columns-repeated="6"/>
          <table:table-cell table:style-name="ce16" office:value-type="string" calcext:value-type="string">
            <text:p>Enable</text:p>
          </table:table-cell>
          <table:table-cell table:style-name="ce16"/>
          <table:table-cell office:value-type="string" calcext:value-type="string">
            <text:p>Devoid. Gain *(*). Exhaust.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Group Hug</text:p>
          </table:table-cell>
          <table:table-cell table:style-name="ce14"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Gain 8(11) block. Apply 1(2) Grapple to ALL enemies.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Amnesia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9"/>
          <table:table-cell table:style-name="ce15" office:value-type="string" calcext:value-type="string">
            <text:p>Whenever you play a card, Exhaust it. At the start of your turn, return 3(5) cards from your exhaust pile to your hand.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Weird Conduit</text:p>
          </table:table-cell>
          <table:table-cell table:style-name="ce13" office:value-type="string" calcext:value-type="string">
            <text:p>Uncommon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7"/>
          <table:table-cell table:style-name="ce17" office:value-type="string" calcext:value-type="string">
            <text:p>Payoff</text:p>
          </table:table-cell>
          <table:table-cell table:style-name="ce17"/>
          <table:table-cell table:style-name="ce13" office:value-type="string" calcext:value-type="string">
            <text:p>Devoid. Deal 4(6) damage for each Void card in your exhaust pile.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ce14" office:value-type="string" calcext:value-type="string">
            <text:p>Vanishing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4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4" office:value-type="string" calcext:value-type="string">
            <text:p>(Innate.) Devoid. Whenever a Void card exhausts, gain 2 dexterity.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Drag Behind</text:p>
          </table:table-cell>
          <table:table-cell table:style-name="ce13" office:value-type="string" calcext:value-type="string">
            <text:p>Uncommon</text:p>
          </table:table-cell>
          <table:table-cell table:style-name="ce13" office:value-type="string" calcext:value-type="string">
            <text:p>Attack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5"/>
          <table:table-cell table:style-name="ce17" office:value-type="string" calcext:value-type="string">
            <text:p>Payoff</text:p>
          </table:table-cell>
          <table:table-cell table:style-name="ce17" table:number-columns-repeated="3"/>
          <table:table-cell table:style-name="ce13" office:value-type="string" calcext:value-type="string">
            <text:p>If the enemy is grappled, deal 9(14) damage.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Favored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{Ethereal.} At the start of your turn, shuffle X random boons into your hand.</text:p>
          </table:table-cell>
          <table:table-cell table:style-name="ce27"/>
          <table:table-cell table:number-columns-repeated="3"/>
        </table:table-row>
        <table:table-row table:style-name="ro1">
          <table:table-cell table:style-name="ce15" office:value-type="string" calcext:value-type="string">
            <text:p>Eldritch Whim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Add a random boon to your hand. {Exhaust}</text:p>
          </table:table-cell>
          <table:table-cell table:style-name="ce27"/>
          <table:table-cell table:number-columns-repeated="3"/>
        </table:table-row>
        <table:table-row table:style-name="ro1">
          <table:table-cell table:style-name="ce14" office:value-type="string" calcext:value-type="string">
            <text:p>Petit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4" office:value-type="string" calcext:value-type="string">
            <text:p>Shuffle 3(5) random boons into your draw pile. Exhaust.</text:p>
          </table:table-cell>
          <table:table-cell table:style-name="ce27"/>
          <table:table-cell table:number-columns-repeated="3"/>
        </table:table-row>
        <table:table-row table:style-name="ro1">
          <table:table-cell table:style-name="ce14" office:value-type="string" calcext:value-type="string">
            <text:p>Mind Eat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18" office:value-type="string" calcext:value-type="string">
            <text:p>Payoff</text:p>
          </table:table-cell>
          <table:table-cell table:style-name="ce18"/>
          <table:table-cell table:style-name="ce18" office:value-type="string" calcext:value-type="string">
            <text:p>Enable</text:p>
          </table:table-cell>
          <table:table-cell table:style-name="ce18" table:number-columns-repeated="2"/>
          <table:table-cell table:style-name="ce14" office:value-type="string" calcext:value-type="string">
            <text:p>If the enemy is grappled, deal 15(19) damage and apply 3(5) Compulsion.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Disorientation</text:p>
          </table:table-cell>
          <table:table-cell table:style-name="ce21" office:value-type="string" calcext:value-type="string">
            <text:p>Rare</text:p>
          </table:table-cell>
          <table:table-cell table:style-name="ce21" office:value-type="string" calcext:value-type="string">
            <text:p>Skill</text:p>
          </table:table-cell>
          <table:table-cell table:style-name="ce24" office:value-type="string" calcext:value-type="string">
            <text:p>U</text:p>
          </table:table-cell>
          <table:table-cell table:style-name="ce24" table:number-columns-repeated="12"/>
          <table:table-cell table:style-name="ce21" office:value-type="string" calcext:value-type="string">
            <text:p>Unplayable. {Ethereal}. When you draw this card, randomize the costs of all cards in your hand.</text:p>
          </table:table-cell>
          <table:table-cell/>
        </table:table-row>
        <table:table-row table:style-name="ro1">
          <table:table-cell table:style-name="ce21" office:value-type="string" calcext:value-type="string">
            <text:p>Verbal Tic</text:p>
          </table:table-cell>
          <table:table-cell table:style-name="ce21" office:value-type="string" calcext:value-type="string">
            <text:p>Common</text:p>
          </table:table-cell>
          <table:table-cell table:style-name="ce21" office:value-type="string" calcext:value-type="string">
            <text:p>Skill</text:p>
          </table:table-cell>
          <table:table-cell table:style-name="ce24" office:value-type="string" calcext:value-type="string">
            <text:p>U</text:p>
          </table:table-cell>
          <table:table-cell table:style-name="ce24" table:number-columns-repeated="12"/>
          <table:table-cell table:style-name="ce21" office:value-type="string" calcext:value-type="string">
            <text:p><text:span text:style-name="T1">Unplayable. {Ethereal}. When you draw this card, p</text:span>lay the top card of your deck.</text:p>
          </table:table-cell>
          <table:table-cell/>
        </table:table-row>
        <table:table-row table:style-name="ro1">
          <table:table-cell table:style-name="ce14" office:value-type="string" calcext:value-type="string">
            <text:p>Sticky Fing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18" office:value-type="string" calcext:value-type="string">
            <text:p>1(0)</text:p>
          </table:table-cell>
          <table:table-cell table:style-name="ce18" table:number-columns-repeated="8"/>
          <table:table-cell table:style-name="ce18" office:value-type="string" calcext:value-type="string">
            <text:p>Enable</text:p>
          </table:table-cell>
          <table:table-cell table:style-name="ce18" table:number-columns-repeated="3"/>
          <table:table-cell table:style-name="ce14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table:style-name="ce15" office:value-type="string" calcext:value-type="string">
            <text:p>Whispers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 table:style-name="ce18" office:value-type="string" calcext:value-type="string">
            <text:p>Enable</text:p>
          </table:table-cell>
          <table:table-cell table:style-name="ce18"/>
          <table:table-cell table:style-name="ce14" office:value-type="string" calcext:value-type="string">
            <text:p>ALL enemies lose 3(5) HP.</text:p>
          </table:table-cell>
          <table:table-cell/>
        </table:table-row>
        <table:table-row table:style-name="ro1">
          <table:table-cell table:style-name="ce15" office:value-type="string" calcext:value-type="string">
            <text:p>Psychedelic Illusi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Dex</text:p>
          </table:table-cell>
          <table:table-cell table:style-name="ce18" table:number-columns-repeated="9"/>
          <table:table-cell table:style-name="ce14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table:style-name="ce15" office:value-type="string" calcext:value-type="string">
            <text:p>Unearthly Ski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string" calcext:value-type="string">
            <text:p>+Str</text:p>
          </table:table-cell>
          <table:table-cell table:style-name="ce18" table:number-columns-repeated="9"/>
          <table:table-cell table:style-name="ce14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table:style-name="ce14" office:value-type="string" calcext:value-type="string">
            <text:p>Widen the Gate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Attack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11"/>
          <table:table-cell table:style-name="ce18" office:value-type="string" calcext:value-type="string">
            <text:p>Payoff</text:p>
          </table:table-cell>
          <table:table-cell table:style-name="ce14" office:value-type="string" calcext:value-type="string">
            <text:p>Devoid. For each time a Void card exhausts, increase Widen the Gate’s damage by 6(9). Deal 9 damage.</text:p>
          </table:table-cell>
          <table:table-cell/>
        </table:table-row>
        <table:table-row table:style-name="ro1">
          <table:table-cell table:style-name="ce14" office:value-type="string" calcext:value-type="string">
            <text:p>Cross Training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3"/>
          <table:table-cell table:style-name="ce14" office:value-type="string" calcext:value-type="string">
            <text:p>Choose one of three skills of any color to add to your hand. (It costs 0 this turn.) Exhaust.</text:p>
          </table:table-cell>
        </table:table-row>
        <table:table-row table:style-name="ro1" table:number-rows-repeated="104854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elics" table:style-name="ta1">
        <table:table-column table:style-name="co23" table:default-cell-style-name="Default"/>
        <table:table-column table:style-name="co22" table:default-cell-style-name="Default"/>
        <table:table-column table:style-name="co16" table:number-columns-repeated="12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Shuffle 2 Void cards into your draw pile at the start of comba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rter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visibility Cape</text:p>
          </table:table-cell>
          <table:table-cell table:style-name="ce12" office:value-type="string" calcext:value-type="string">
            <text:p>Rare Relic</text:p>
          </table:table-cell>
          <table:table-cell table:style-name="ce12" office:value-type="string" calcext:value-type="string">
            <text:p>Whenever a Void card exhausts, gain 2 dexterity.</text:p>
          </table:table-cell>
          <table:table-cell table:number-columns-repeated="11"/>
        </table:table-row>
        <table:table-row table:style-name="ro1">
          <table:table-cell table:style-name="ce12" table:number-columns-repeated="3"/>
          <table:table-cell table:style-name="ce27" table:number-columns-repeated="11"/>
        </table:table-row>
        <table:table-row table:style-name="ro1">
          <table:table-cell table:number-columns-repeated="2"/>
          <table:table-cell table:style-name="ce12"/>
          <table:table-cell table:style-name="ce27" table:number-columns-repeated="11"/>
        </table:table-row>
        <table:table-row table:style-name="ro1">
          <table:table-cell/>
          <table:table-cell office:value-type="string" calcext:value-type="string">
            <text:p>Uncommon Relic</text:p>
          </table:table-cell>
          <table:table-cell office:value-type="string" calcext:value-type="string">
            <text:p>Your Basic Strikes and Defends have Combo.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Version 0.0.3'.A1:'Version 0.0.3'.T76">
          <table:sort>
            <table:sort-by table:field-number="2" table:data-type="automatic"/>
          </table:sort>
        </table:database-range>
        <table:database-range table:name="__Anonymous_Sheet_DB__2" table:target-range-address="'Version 0.0.2'.A1:'Version 0.0.2'.S76">
          <table:sort>
            <table:sort-by table:field-number="2" table:data-type="automatic"/>
          </table:sort>
        </table:database-range>
        <table:database-range table:name="__Anonymous_Sheet_DB__4" table:target-range-address="'Version 0.0.1'.A1:'Version 0.0.1'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3:02:22.652095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10-20T14:07:54.918789398</dc:date>
    <meta:editing-duration>P7DT10H46M4S</meta:editing-duration>
    <meta:editing-cycles>310</meta:editing-cycles>
    <meta:generator>LibreOffice/6.0.7.3$Linux_X86_64 LibreOffice_project/00m0$Build-3</meta:generator>
    <meta:document-statistic meta:table-count="8" meta:cell-count="2007" meta:object-count="0"/>
  </office:meta>
</office:document-meta>
</file>